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NGRenderer.stopRender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NGRenderer.writeImage( OutputStream os , RenderedImage im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NGRender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Renderer.startRenderer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Renderer.getCurrentOutputStream( int page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